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7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nRotate</text:p>
          </table:table-cell>
          <table:table-cell office:value-type="string" calcext:value-type="string">
            <text:p>LongCantCount</text:p>
          </table:table-cell>
          <table:table-cell office:value-type="string" calcext:value-type="string">
            <text:p>ShortCantCount</text:p>
          </table:table-cell>
          <table:table-cell office:value-type="string" calcext:value-type="string">
            <text:p>EdgeThickness</text:p>
          </table:table-cell>
          <table:table-cell office:value-type="string" calcext:value-type="string">
            <text:p>CantMaterial</text:p>
          </table:table-cell>
          <table:table-cell office:value-type="string" calcext:value-type="string">
            <text:p>PantsHolesCount</text:p>
          </table:table-cell>
          <table:table-cell office:value-type="string" calcext:value-type="string">
            <text:p>SideForHo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Cab3_Drawer1_Door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2]*MAX([.B2];[.C2])+[.G2]*MIN([.B2];[.C2]))*[.D2]"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2_Up_Door1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([.F3]*MAX([.B3];[.C3])+[.G3]*MIN([.B3];[.C3]))*[.D3]"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Drawer1_Door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]*MAX([.B4];[.C4])+[.G4]*MIN([.B4];[.C4]))*[.D4]"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Plank2</text:p>
          </table:table-cell>
          <table:table-cell office:value-type="float" office:value="753" calcext:value-type="float">
            <text:p>753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]*MAX([.B5];[.C5])+[.G5]*MIN([.B5];[.C5]))*[.D5]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5_Door1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6]*MAX([.B6];[.C6])+[.G6]*MIN([.B6];[.C6]))*[.D6]"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([.F7]*MAX([.B7];[.C7])+[.G7]*MIN([.B7];[.C7]))*[.D7]"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2_Door1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([.F8]*MAX([.B8];[.C8])+[.G8]*MIN([.B8];[.C8]))*[.D8]"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4_Drawer1_Door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]*MAX([.B9];[.C9])+[.G9]*MIN([.B9];[.C9]))*[.D9]"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9_Door1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([.F10]*MAX([.B10];[.C10])+[.G10]*MIN([.B10];[.C10]))*[.D10]"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_Door1</text:p>
          </table:table-cell>
          <table:table-cell office:value-type="float" office:value="751" calcext:value-type="float">
            <text:p>75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]*MAX([.B11];[.C11])+[.G11]*MIN([.B11];[.C11]))*[.D11]"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Door1</text:p>
          </table:table-cell>
          <table:table-cell office:value-type="float" office:value="133" calcext:value-type="float">
            <text:p>13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2]*MAX([.B12];[.C12])+[.G12]*MIN([.B12];[.C12]))*[.D12]"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Door1</text:p>
          </table:table-cell>
          <table:table-cell office:value-type="float" office:value="753" calcext:value-type="float">
            <text:p>75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3]*MAX([.B13];[.C13])+[.G13]*MIN([.B13];[.C13]))*[.D13]"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Door1</text:p>
          </table:table-cell>
          <table:table-cell office:value-type="float" office:value="751" calcext:value-type="float">
            <text:p>75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4]*MAX([.B14];[.C14])+[.G14]*MIN([.B14];[.C14]))*[.D14]"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_Door1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5]*MAX([.B15];[.C15])+[.G15]*MIN([.B15];[.C15]))*[.D15]"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Door1</text:p>
          </table:table-cell>
          <table:table-cell office:value-type="float" office:value="753" calcext:value-type="float">
            <text:p>753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6]*MAX([.B16];[.C16])+[.G16]*MIN([.B16];[.C16]))*[.D16]"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odensDownCab_DownPlank</text:p>
          </table:table-cell>
          <table:table-cell office:value-type="float" office:value="98" calcext:value-type="float">
            <text:p>98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7]*MAX([.B17];[.C17])+[.G17]*MIN([.B17];[.C17]))*[.D17]"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odensDownCab_Door</text:p>
          </table:table-cell>
          <table:table-cell office:value-type="float" office:value="342" calcext:value-type="float">
            <text:p>342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18]*MAX([.B18];[.C18])+[.G18]*MIN([.B18];[.C18]))*[.D18]"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Addons_DishDoor</text:p>
          </table:table-cell>
          <table:table-cell office:value-type="float" office:value="753" calcext:value-type="float">
            <text:p>75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9]*MAX([.B19];[.C19])+[.G19]*MIN([.B19];[.C19]))*[.D19]"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0Up_Door1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20]*MAX([.B20];[.C20])+[.G20]*MIN([.B20];[.C20]))*[.D20]"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Up_Door1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([.F21]*MAX([.B21];[.C21])+[.G21]*MIN([.B21];[.C21]))*[.D21]"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UpDoor1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([.F22]*MAX([.B22];[.C22])+[.G22]*MIN([.B22];[.C22]))*[.D22]"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Up_Door1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([.F23]*MAX([.B23];[.C23])+[.G23]*MIN([.B23];[.C23]))*[.D23]"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([.F24]*MAX([.B24];[.C24])+[.G24]*MIN([.B24];[.C24]))*[.D24]"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1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([.F25]*MAX([.B25];[.C25])+[.G25]*MIN([.B25];[.C25]))*[.D25]"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7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([.F26]*MAX([.B26];[.C26])+[.G26]*MIN([.B26];[.C26]))*[.D26]"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1_Shelf1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27]*MAX([.B27];[.C27])+[.G27]*MIN([.B27];[.C27]))*[.D27]" office:value-type="float" office:value="10672" calcext:value-type="float">
            <text:p>10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3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28]*MAX([.B28];[.C28])+[.G28]*MIN([.B28];[.C28]))*[.D28]"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3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29]*MAX([.B29];[.C29])+[.G29]*MIN([.B29];[.C29]))*[.D29]"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1_Base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0]*MAX([.B30];[.C30])+[.G30]*MIN([.B30];[.C30]))*[.D30]" office:value-type="float" office:value="16200" calcext:value-type="float">
            <text:p>16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2_Up_LeftSide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1]*MAX([.B31];[.C31])+[.G31]*MIN([.B31];[.C31]))*[.D31]"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1_WholeBlend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2]*MAX([.B32];[.C32])+[.G32]*MIN([.B32];[.C32]))*[.D32]"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Drawer1_Front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3]*MAX([.B33];[.C33])+[.G33]*MIN([.B33];[.C33]))*[.D33]"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Drawer1_LeftSide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4]*MAX([.B34];[.C34])+[.G34]*MIN([.B34];[.C34]))*[.D34]" office:value-type="float" office:value="4296" calcext:value-type="float">
            <text:p>4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5]*MAX([.B35];[.C35])+[.G35]*MIN([.B35];[.C35]))*[.D35]"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3_LeftSide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6]*MAX([.B36];[.C36])+[.G36]*MIN([.B36];[.C36]))*[.D36]"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aShelves_ShelfV1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7]*MAX([.B37];[.C37])+[.G37]*MIN([.B37];[.C37]))*[.D37]"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8]*MAX([.B38];[.C38])+[.G38]*MIN([.B38];[.C38]))*[.D38]"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1_LeftSide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39]*MAX([.B39];[.C39])+[.G39]*MIN([.B39];[.C39]))*[.D39]"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2_LeftSide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0]*MAX([.B40];[.C40])+[.G40]*MIN([.B40];[.C40]))*[.D40]"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aShelves_Shelf1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1]*MAX([.B41];[.C41])+[.G41]*MIN([.B41];[.C41]))*[.D41]"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_FrontBlend</text:p>
          </table:table-cell>
          <table:table-cell office:value-type="float" office:value="564" calcext:value-type="float">
            <text:p>5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2]*MAX([.B42];[.C42])+[.G42]*MIN([.B42];[.C42]))*[.D42]"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4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3]*MAX([.B43];[.C43])+[.G43]*MIN([.B43];[.C43]))*[.D43]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4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4]*MAX([.B44];[.C44])+[.G44]*MIN([.B44];[.C44]))*[.D44]"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3_FrontBlend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5]*MAX([.B45];[.C45])+[.G45]*MIN([.B45];[.C45]))*[.D45]"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_Base</text:p>
          </table:table-cell>
          <table:table-cell office:value-type="float" office:value="598" calcext:value-type="float">
            <text:p>598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6]*MAX([.B46];[.C46])+[.G46]*MIN([.B46];[.C46]))*[.D46]"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7]*MAX([.B47];[.C47])+[.G47]*MIN([.B47];[.C47]))*[.D47]"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8]*MAX([.B48];[.C48])+[.G48]*MIN([.B48];[.C48]))*[.D48]"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49]*MAX([.B49];[.C49])+[.G49]*MIN([.B49];[.C49]))*[.D49]"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0Up_LeftSide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0]*MAX([.B50];[.C50])+[.G50]*MIN([.B50];[.C50]))*[.D50]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Up_LeftSide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1]*MAX([.B51];[.C51])+[.G51]*MIN([.B51];[.C51]))*[.D51]"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Up_LeftSide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2]*MAX([.B52];[.C52])+[.G52]*MIN([.B52];[.C52]))*[.D52]"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3]*MAX([.B53];[.C53])+[.G53]*MIN([.B53];[.C53]))*[.D53]"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Up_Shelf1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4]*MAX([.B54];[.C54])+[.G54]*MIN([.B54];[.C54]))*[.D54]" office:value-type="float" office:value="2248" calcext:value-type="float">
            <text:p>2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Up_LeftSide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5]*MAX([.B55];[.C55])+[.G55]*MIN([.B55];[.C55]))*[.D55]"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6]*MAX([.B56];[.C56])+[.G56]*MIN([.B56];[.C56]))*[.D56]"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7]*MAX([.B57];[.C57])+[.G57]*MIN([.B57];[.C57]))*[.D57]"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8_LeftSide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8]*MAX([.B58];[.C58])+[.G58]*MIN([.B58];[.C58]))*[.D58]"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9_LeftSide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59]*MAX([.B59];[.C59])+[.G59]*MIN([.B59];[.C59]))*[.D59]"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aShelves_Bottom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0]*MAX([.B60];[.C60])+[.G60]*MIN([.B60];[.C60]))*[.D60]"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aShelves_Left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1]*MAX([.B61];[.C61])+[.G61]*MIN([.B61];[.C61]))*[.D61]"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Down_Down1</text:p>
          </table:table-cell>
          <table:table-cell office:value-type="float" office:value="1730" calcext:value-type="float">
            <text:p>17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2]*MAX([.B62];[.C62])+[.G62]*MIN([.B62];[.C62]))*[.D62]"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Down_Down3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3]*MAX([.B63];[.C63])+[.G63]*MIN([.B63];[.C63]))*[.D63]"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Shelves_LivRoom2</text:p>
          </table:table-cell>
          <table:table-cell office:value-type="float" office:value="1500" calcext:value-type="float">
            <text:p>150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4]*MAX([.B64];[.C64])+[.G64]*MIN([.B64];[.C64]))*[.D64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5_FrontBlend</text:p>
          </table:table-cell>
          <table:table-cell office:value-type="float" office:value="932" calcext:value-type="float">
            <text:p>93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5]*MAX([.B65];[.C65])+[.G65]*MIN([.B65];[.C65]))*[.D65]"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Addons_DishUp3</text:p>
          </table:table-cell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6]*MAX([.B66];[.C66])+[.G66]*MIN([.B66];[.C66]))*[.D66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_Base</text:p>
          </table:table-cell>
          <table:table-cell office:value-type="float" office:value="298" calcext:value-type="float">
            <text:p>298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7]*MAX([.B67];[.C67])+[.G67]*MIN([.B67];[.C67]))*[.D67]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Shelf1</text:p>
          </table:table-cell>
          <table:table-cell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8]*MAX([.B68];[.C68])+[.G68]*MIN([.B68];[.C68]))*[.D68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_Base</text:p>
          </table:table-cell>
          <table:table-cell office:value-type="float" office:value="1198" calcext:value-type="float">
            <text:p>11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69]*MAX([.B69];[.C69])+[.G69]*MIN([.B69];[.C69]))*[.D69]"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_Shelf1</text:p>
          </table:table-cell>
          <table:table-cell office:value-type="float" office:value="1164" calcext:value-type="float">
            <text:p>1164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0]*MAX([.B70];[.C70])+[.G70]*MIN([.B70];[.C70]))*[.D70]"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Base</text:p>
          </table:table-cell>
          <table:table-cell office:value-type="float" office:value="440" calcext:value-type="float">
            <text:p>44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1]*MAX([.B71];[.C71])+[.G71]*MIN([.B71];[.C71]))*[.D71]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Shelf1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2]*MAX([.B72];[.C72])+[.G72]*MIN([.B72];[.C72]))*[.D72]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_Base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3]*MAX([.B73];[.C73])+[.G73]*MIN([.B73];[.C73]))*[.D73]"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_Shelf1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4]*MAX([.B74];[.C74])+[.G74]*MIN([.B74];[.C74]))*[.D74]"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Base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5]*MAX([.B75];[.C75])+[.G75]*MIN([.B75];[.C75]))*[.D75]"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5_Base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6]*MAX([.B76];[.C76])+[.G76]*MIN([.B76];[.C76]))*[.D76]"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5_Shelf1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7]*MAX([.B77];[.C77])+[.G77]*MIN([.B77];[.C77]))*[.D77]"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odensDownCab_RightBoard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8]*MAX([.B78];[.C78])+[.G78]*MIN([.B78];[.C78]))*[.D78]"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odensDownCab_LeftBoard</text:p>
          </table:table-cell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79]*MAX([.B79];[.C79])+[.G79]*MIN([.B79];[.C79]))*[.D79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DownPlanks_Right1_Down</text:p>
          </table:table-cell>
          <table:table-cell office:value-type="float" office:value="2308" calcext:value-type="float">
            <text:p>23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0]*MAX([.B80];[.C80])+[.G80]*MIN([.B80];[.C80]))*[.D80]"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DownPlanks_Front1_Down</text:p>
          </table:table-cell>
          <table:table-cell office:value-type="float" office:value="1171" calcext:value-type="float">
            <text:p>117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1]*MAX([.B81];[.C81])+[.G81]*MIN([.B81];[.C81]))*[.D81]" office:value-type="float" office:value="1367" calcext:value-type="float">
            <text:p>1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DownPlanks_Left1_Down</text:p>
          </table:table-cell>
          <table:table-cell office:value-type="float" office:value="2208" calcext:value-type="float">
            <text:p>22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2]*MAX([.B82];[.C82])+[.G82]*MIN([.B82];[.C82]))*[.D82]"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DownPlanks_Left2_Down</text:p>
          </table:table-cell>
          <table:table-cell office:value-type="float" office:value="558" calcext:value-type="float">
            <text:p>55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3]*MAX([.B83];[.C83])+[.G83]*MIN([.B83];[.C83]))*[.D83]"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0Up_Base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4]*MAX([.B84];[.C84])+[.G84]*MIN([.B84];[.C84]))*[.D84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0Up_WholeBlend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5]*MAX([.B85];[.C85])+[.G85]*MIN([.B85];[.C85]))*[.D85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Up_Base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6]*MAX([.B86];[.C86])+[.G86]*MIN([.B86];[.C86]))*[.D86]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Up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7]*MAX([.B87];[.C87])+[.G87]*MIN([.B87];[.C87]))*[.D87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Up_Shelf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8]*MAX([.B88];[.C88])+[.G88]*MIN([.B88];[.C88]))*[.D88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89]*MAX([.B89];[.C89])+[.G89]*MIN([.B89];[.C89]))*[.D89]"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0]*MAX([.B90];[.C90])+[.G90]*MIN([.B90];[.C90]))*[.D90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1]*MAX([.B91];[.C91])+[.G91]*MIN([.B91];[.C91]))*[.D91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Up_Base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2]*MAX([.B92];[.C92])+[.G92]*MIN([.B92];[.C92]))*[.D92]"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Up_WholeBlend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3]*MAX([.B93];[.C93])+[.G93]*MIN([.B93];[.C93]))*[.D93]"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Up_Base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4]*MAX([.B94];[.C94])+[.G94]*MIN([.B94];[.C94]))*[.D94]"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Up_WholeBlend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5]*MAX([.B95];[.C95])+[.G95]*MIN([.B95];[.C95]))*[.D95]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6]*MAX([.B96];[.C96])+[.G96]*MIN([.B96];[.C96]))*[.D96]"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7]*MAX([.B97];[.C97])+[.G97]*MIN([.B97];[.C97]))*[.D97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vesKitchenWindow_ShelvesR1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8]*MAX([.B98];[.C98])+[.G98]*MIN([.B98];[.C98]))*[.D98]"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vesKitchenWindow_ShelvesR2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99]*MAX([.B99];[.C99])+[.G99]*MIN([.B99];[.C99]))*[.D99]"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vesKitchenWindow_ShelvesL1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0]*MAX([.B100];[.C100])+[.G100]*MIN([.B100];[.C100]))*[.D100]"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8_Base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1]*MAX([.B101];[.C101])+[.G101]*MIN([.B101];[.C101]))*[.D101]"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8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2]*MAX([.B102];[.C102])+[.G102]*MIN([.B102];[.C102]))*[.D102]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9_Base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3]*MAX([.B103];[.C103])+[.G103]*MIN([.B103];[.C103]))*[.D103]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9_WholeBlend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4]*MAX([.B104];[.C104])+[.G104]*MIN([.B104];[.C104]))*[.D104]"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9_Shelf1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5]*MAX([.B105];[.C105])+[.G105]*MIN([.B105];[.C105]))*[.D105]"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Shelves_ShelvesR1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6]*MAX([.B106];[.C106])+[.G106]*MIN([.B106];[.C106]))*[.D106]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Shelves_ShelvesR2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7]*MAX([.B107];[.C107])+[.G107]*MIN([.B107];[.C107]))*[.D107]"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Shelves_LivRoom1</text:p>
          </table:table-cell>
          <table:table-cell office:value-type="float" office:value="1500" calcext:value-type="float">
            <text:p>1500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8]*MAX([.B108];[.C108])+[.G108]*MIN([.B108];[.C108]))*[.D108]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_FrontBlend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09]*MAX([.B109];[.C109])+[.G109]*MIN([.B109];[.C109]))*[.D109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_FrontBlend</text:p>
          </table:table-cell>
          <table:table-cell office:value-type="float" office:value="1164" calcext:value-type="float">
            <text:p>116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0]*MAX([.B110];[.C110])+[.G110]*MIN([.B110];[.C110]))*[.D110]"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FrontBlend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1]*MAX([.B111];[.C111])+[.G111]*MIN([.B111];[.C111]))*[.D111]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_FrontBlend</text:p>
          </table:table-cell>
          <table:table-cell office:value-type="float" office:value="1054" calcext:value-type="float">
            <text:p>105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2]*MAX([.B112];[.C112])+[.G112]*MIN([.B112];[.C112]))*[.D112]"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Addons_VitoCabAdd1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3]*MAX([.B113];[.C113])+[.G113]*MIN([.B113];[.C113]))*[.D113]"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8_Back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4]*MAX([.B114];[.C114])+[.G114]*MIN([.B114];[.C114]))*[.D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vesKitchenWindow_ShelvesR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5]*MAX([.B115];[.C115])+[.G115]*MIN([.B115];[.C115]))*[.D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vesKitchenWindow_ShelvesL2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6]*MAX([.B116];[.C116])+[.G116]*MIN([.B116];[.C116]))*[.D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Cab3_BackBlend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7]*MAX([.B117];[.C117])+[.G117]*MIN([.B117];[.C117]))*[.D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Shelves_ShelvesR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8]*MAX([.B118];[.C118])+[.G118]*MIN([.B118];[.C118]))*[.D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Plank1</text:p>
          </table:table-cell>
          <table:table-cell office:value-type="float" office:value="757" calcext:value-type="float">
            <text:p>75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19]*MAX([.B119];[.C119])+[.G119]*MIN([.B119];[.C119]))*[.D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_BackBlend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0]*MAX([.B120];[.C120])+[.G120]*MIN([.B120];[.C120]))*[.D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Addons_DishUp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1]*MAX([.B121];[.C121])+[.G121]*MIN([.B121];[.C121]))*[.D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4_Back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2]*MAX([.B122];[.C122])+[.G122]*MIN([.B122];[.C122]))*[.D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5_Back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3]*MAX([.B123];[.C123])+[.G123]*MIN([.B123];[.C123]))*[.D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Addons_WindowBack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4]*MAX([.B124];[.C124])+[.G124]*MIN([.B124];[.C124]))*[.D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aShelves_Back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5]*MAX([.B125];[.C125])+[.G125]*MIN([.B125];[.C125]))*[.D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les_BackBlend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6]*MAX([.B126];[.C126])+[.G126]*MIN([.B126];[.C126]))*[.D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1_BackBlend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7]*MAX([.B127];[.C127])+[.G127]*MIN([.B127];[.C127]))*[.D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2_BackBlend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8]*MAX([.B128];[.C128])+[.G128]*MIN([.B128];[.C128]))*[.D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3_BackBlend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[.F129]*MAX([.B129];[.C129])+[.G129]*MIN([.B129];[.C129]))*[.D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2:.J129])" office:value-type="float" office:value="48" calcext:value-type="float">
            <text:p>48</text:p>
          </table:table-cell>
          <table:table-cell/>
          <table:table-cell table:formula="of:=SUM([.L2:.L129])" office:value-type="float" office:value="290076" calcext:value-type="float">
            <text:p>290076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table:formula="of:=SUMIF([.H2:.H129];&quot;=0.8&quot;;[.L2:.L129])" office:value-type="float" office:value="194216" calcext:value-type="float">
            <text:p>194216</text:p>
          </table:table-cell>
          <table:table-cell table:formula="of:=SUMIF([.H2:.H129];&quot;=2&quot;;[.L2:.L129])" office:value-type="float" office:value="95860" calcext:value-type="float">
            <text:p>95860</text:p>
          </table:table-cell>
          <table:table-cell table:formula="of:=SUM([.M133:.N133])" office:value-type="float" office:value="290076" calcext:value-type="float">
            <text:p>290076</text:p>
          </table:table-cell>
        </table:table-row>
        <table:table-row table:style-name="ro1">
          <table:table-cell table:number-columns-repeated="12"/>
          <table:table-cell table:style-name="ce1" table:formula="of:=0.74+0.468" office:value-type="float" office:value="1.208" calcext:value-type="float">
            <text:p>1.208</text:p>
          </table:table-cell>
          <table:table-cell table:formula="of:=0.876+1.04" office:value-type="float" office:value="1.916" calcext:value-type="float">
            <text:p>1.916</text:p>
          </table:table-cell>
          <table:table-cell/>
        </table:table-row>
        <table:table-row table:style-name="ro1">
          <table:table-cell table:number-columns-repeated="12"/>
          <table:table-cell table:formula="of:=[.M133]/1000*[.M134]" office:value-type="float" office:value="234.612928" calcext:value-type="float">
            <text:p>234.612928</text:p>
          </table:table-cell>
          <table:table-cell table:formula="of:=[.N133]/1000*[.N134]" office:value-type="float" office:value="183.66776" calcext:value-type="float">
            <text:p>183.66776</text:p>
          </table:table-cell>
          <table:table-cell table:formula="of:=[.M135]+[.N135]" office:value-type="float" office:value="418.280688" calcext:value-type="float">
            <text:p>418.280688</text:p>
          </table:table-cell>
        </table:table-row>
      </table:table>
      <table:named-expressions/>
      <table:database-ranges>
        <table:database-range table:name="__Anonymous_Sheet_DB__0" table:target-range-address="wallnutTropic.A1:wallnutTropic.K129">
          <table:sort>
            <table:sort-by table:field-number="7" table:order="descending" table:data-type="automatic"/>
            <table:sort-by table:field-number="3" table:order="descending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17:18:15.041543319</dc:date>
    <meta:editing-duration>PT30M50S</meta:editing-duration>
    <meta:editing-cycles>3</meta:editing-cycles>
    <meta:generator>LibreOffice/6.0.6.2$Linux_X86_64 LibreOffice_project/00m0$Build-2</meta:generator>
    <meta:document-statistic meta:table-count="1" meta:cell-count="1557" meta:object-count="0"/>
  </office:meta>
</office:document-meta>
</file>